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5154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objective</text:p>
          </table:table-cell>
          <table:table-cell office:value-type="string">
            <text:p>metric</text:p>
          </table:table-cell>
          <table:table-cell office:value-type="string">
            <text:p>first_metric_only</text:p>
          </table:table-cell>
          <table:table-cell office:value-type="string">
            <text:p>boost_from_average</text:p>
          </table:table-cell>
          <table:table-cell office:value-type="string">
            <text:p>feature_pre_filter</text:p>
          </table:table-cell>
          <table:table-cell office:value-type="string">
            <text:p>lambda_l1</text:p>
          </table:table-cell>
          <table:table-cell office:value-type="string">
            <text:p>lambda_l2</text:p>
          </table:table-cell>
          <table:table-cell office:value-type="string">
            <text:p>verbosity</text:p>
          </table:table-cell>
          <table:table-cell office:value-type="string">
            <text:p>max_depth</text:p>
          </table:table-cell>
          <table:table-cell office:value-type="string">
            <text:p>min_gain_to_split</text:p>
          </table:table-cell>
          <table:table-cell office:value-type="string">
            <text:p>max_bin</text:p>
          </table:table-cell>
          <table:table-cell office:value-type="string">
            <text:p>num_iterations</text:p>
          </table:table-cell>
          <table:table-cell office:value-type="string">
            <text:p>force_row_wise</text:p>
          </table:table-cell>
          <table:table-cell office:value-type="string">
            <text:p>seed</text:p>
          </table:table-cell>
          <table:table-cell office:value-type="string">
            <text:p>learning_rate</text:p>
          </table:table-cell>
          <table:table-cell office:value-type="string">
            <text:p>feature_fraction</text:p>
          </table:table-cell>
          <table:table-cell office:value-type="string">
            <text:p>min_data_in_leaf</text:p>
          </table:table-cell>
          <table:table-cell office:value-type="string">
            <text:p>num_leaves</text:p>
          </table:table-cell>
          <table:table-cell office:value-type="string">
            <text:p>envios</text:p>
          </table:table-cell>
          <table:table-cell office:value-type="string">
            <text:p>ganancia</text:p>
          </table:table-cell>
          <table:table-cell office:value-type="string">
            <text:p>iteracion</text:p>
          </table:table-cell>
        </table:table-row>
        <table:table-row table:style-name="ro1">
          <table:table-cell office:value-type="string">
            <text:p>20221019 0249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5">
            <text:p>2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89229271953041">
            <text:p>0.0289229272</text:p>
          </table:table-cell>
          <table:table-cell office:value-type="float" office:value="0.707960734579829">
            <text:p>0.7079607346</text:p>
          </table:table-cell>
          <table:table-cell office:value-type="float" office:value="840">
            <text:p>840</text:p>
          </table:table-cell>
          <table:table-cell office:value-type="float" office:value="891">
            <text:p>891</text:p>
          </table:table-cell>
          <table:table-cell office:value-type="float" office:value="8121">
            <text:p>8121</text:p>
          </table:table-cell>
          <table:table-cell office:value-type="float" office:value="27600000">
            <text:p>276000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20221019 0147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50">
            <text:p>95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89734091338781">
            <text:p>0.0068973409</text:p>
          </table:table-cell>
          <table:table-cell office:value-type="float" office:value="0.394866637332679">
            <text:p>0.3948666373</text:p>
          </table:table-cell>
          <table:table-cell office:value-type="float" office:value="459">
            <text:p>459</text:p>
          </table:table-cell>
          <table:table-cell office:value-type="float" office:value="228">
            <text:p>228</text:p>
          </table:table-cell>
          <table:table-cell office:value-type="float" office:value="7500">
            <text:p>7500</text:p>
          </table:table-cell>
          <table:table-cell office:value-type="float" office:value="27400000">
            <text:p>274000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20221019 0127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27">
            <text:p>72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775555450115097">
            <text:p>0.0077555545</text:p>
          </table:table-cell>
          <table:table-cell office:value-type="float" office:value="0.38208711397648">
            <text:p>0.382087114</text:p>
          </table:table-cell>
          <table:table-cell office:value-type="float" office:value="426">
            <text:p>426</text:p>
          </table:table-cell>
          <table:table-cell office:value-type="float" office:value="717">
            <text:p>717</text:p>
          </table:table-cell>
          <table:table-cell office:value-type="float" office:value="8152">
            <text:p>8152</text:p>
          </table:table-cell>
          <table:table-cell office:value-type="float" office:value="27380000">
            <text:p>273800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221018 2355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02">
            <text:p>8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9397970722441">
            <text:p>0.0054939797</text:p>
          </table:table-cell>
          <table:table-cell office:value-type="float" office:value="0.473662769998844">
            <text:p>0.47366277</text:p>
          </table:table-cell>
          <table:table-cell office:value-type="float" office:value="421">
            <text:p>421</text:p>
          </table:table-cell>
          <table:table-cell office:value-type="float" office:value="853">
            <text:p>853</text:p>
          </table:table-cell>
          <table:table-cell office:value-type="float" office:value="7968">
            <text:p>7968</text:p>
          </table:table-cell>
          <table:table-cell office:value-type="float" office:value="27350000">
            <text:p>273500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221018 2330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9">
            <text:p>3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92904089189982">
            <text:p>0.0292904089</text:p>
          </table:table-cell>
          <table:table-cell office:value-type="float" office:value="0.693806714164803">
            <text:p>0.6938067142</text:p>
          </table:table-cell>
          <table:table-cell office:value-type="float" office:value="955">
            <text:p>955</text:p>
          </table:table-cell>
          <table:table-cell office:value-type="float" office:value="933">
            <text:p>933</text:p>
          </table:table-cell>
          <table:table-cell office:value-type="float" office:value="8257">
            <text:p>8257</text:p>
          </table:table-cell>
          <table:table-cell office:value-type="float" office:value="27330000">
            <text:p>273300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21019 00501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38">
            <text:p>18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355526495538">
            <text:p>0.0050035553</text:p>
          </table:table-cell>
          <table:table-cell office:value-type="float" office:value="0.410132720742398">
            <text:p>0.4101327207</text:p>
          </table:table-cell>
          <table:table-cell office:value-type="float" office:value="791">
            <text:p>791</text:p>
          </table:table-cell>
          <table:table-cell office:value-type="float" office:value="140">
            <text:p>140</text:p>
          </table:table-cell>
          <table:table-cell office:value-type="float" office:value="7735">
            <text:p>7735</text:p>
          </table:table-cell>
          <table:table-cell office:value-type="float" office:value="27330000">
            <text:p>273300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0221019 0227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9">
            <text:p>3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02792295844733">
            <text:p>0.0402792296</text:p>
          </table:table-cell>
          <table:table-cell office:value-type="float" office:value="0.650853480663798">
            <text:p>0.6508534807</text:p>
          </table:table-cell>
          <table:table-cell office:value-type="float" office:value="1469">
            <text:p>1469</text:p>
          </table:table-cell>
          <table:table-cell office:value-type="float" office:value="550">
            <text:p>550</text:p>
          </table:table-cell>
          <table:table-cell office:value-type="float" office:value="8256">
            <text:p>8256</text:p>
          </table:table-cell>
          <table:table-cell office:value-type="float" office:value="27330000">
            <text:p>2733000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221019 0107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10">
            <text:p>9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7935266084147">
            <text:p>0.0053793527</text:p>
          </table:table-cell>
          <table:table-cell office:value-type="float" office:value="0.420069222526289">
            <text:p>0.4200692225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office:value-type="float" office:value="7866">
            <text:p>7866</text:p>
          </table:table-cell>
          <table:table-cell office:value-type="float" office:value="27310000">
            <text:p>273100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221019 0056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19">
            <text:p>12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1439942013577">
            <text:p>0.0051143994</text:p>
          </table:table-cell>
          <table:table-cell office:value-type="float" office:value="0.376537171492241">
            <text:p>0.3765371715</text:p>
          </table:table-cell>
          <table:table-cell office:value-type="float" office:value="770">
            <text:p>770</text:p>
          </table:table-cell>
          <table:table-cell office:value-type="float" office:value="627">
            <text:p>627</text:p>
          </table:table-cell>
          <table:table-cell office:value-type="float" office:value="7393">
            <text:p>7393</text:p>
          </table:table-cell>
          <table:table-cell office:value-type="float" office:value="27300000">
            <text:p>273000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20221019 0211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7">
            <text:p>1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80652764923359">
            <text:p>0.0280652765</text:p>
          </table:table-cell>
          <table:table-cell office:value-type="float" office:value="0.721382525134553">
            <text:p>0.7213825251</text:p>
          </table:table-cell>
          <table:table-cell office:value-type="float" office:value="769">
            <text:p>769</text:p>
          </table:table-cell>
          <table:table-cell office:value-type="float" office:value="737">
            <text:p>737</text:p>
          </table:table-cell>
          <table:table-cell office:value-type="float" office:value="7754">
            <text:p>7754</text:p>
          </table:table-cell>
          <table:table-cell office:value-type="float" office:value="27300000">
            <text:p>273000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221019 0012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23">
            <text:p>11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2544266776991">
            <text:p>0.0050254427</text:p>
          </table:table-cell>
          <table:table-cell office:value-type="float" office:value="0.374444567624616">
            <text:p>0.3744445676</text:p>
          </table:table-cell>
          <table:table-cell office:value-type="float" office:value="391">
            <text:p>391</text:p>
          </table:table-cell>
          <table:table-cell office:value-type="float" office:value="325">
            <text:p>325</text:p>
          </table:table-cell>
          <table:table-cell office:value-type="float" office:value="7124">
            <text:p>7124</text:p>
          </table:table-cell>
          <table:table-cell office:value-type="float" office:value="27280000">
            <text:p>272800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21019 0221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1">
            <text:p>3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57919383826747">
            <text:p>0.0357919384</text:p>
          </table:table-cell>
          <table:table-cell office:value-type="float" office:value="0.681517235432949">
            <text:p>0.6815172354</text:p>
          </table:table-cell>
          <table:table-cell office:value-type="float" office:value="838">
            <text:p>838</text:p>
          </table:table-cell>
          <table:table-cell office:value-type="float" office:value="508">
            <text:p>508</text:p>
          </table:table-cell>
          <table:table-cell office:value-type="float" office:value="8092">
            <text:p>8092</text:p>
          </table:table-cell>
          <table:table-cell office:value-type="float" office:value="27260000">
            <text:p>2726000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221019 0323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90">
            <text:p>139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73332072244">
            <text:p>0.0050733321</text:p>
          </table:table-cell>
          <table:table-cell office:value-type="float" office:value="0.72813733444457">
            <text:p>0.7281373344</text:p>
          </table:table-cell>
          <table:table-cell office:value-type="float" office:value="796">
            <text:p>796</text:p>
          </table:table-cell>
          <table:table-cell office:value-type="float" office:value="837">
            <text:p>837</text:p>
          </table:table-cell>
          <table:table-cell office:value-type="float" office:value="8170">
            <text:p>8170</text:p>
          </table:table-cell>
          <table:table-cell office:value-type="float" office:value="27260000">
            <text:p>2726000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20221019 0232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83566997028425">
            <text:p>0.0483566997</text:p>
          </table:table-cell>
          <table:table-cell office:value-type="float" office:value="0.663819800715521">
            <text:p>0.6638198007</text:p>
          </table:table-cell>
          <table:table-cell office:value-type="float" office:value="1570">
            <text:p>1570</text:p>
          </table:table-cell>
          <table:table-cell office:value-type="float" office:value="252">
            <text:p>252</text:p>
          </table:table-cell>
          <table:table-cell office:value-type="float" office:value="7973">
            <text:p>7973</text:p>
          </table:table-cell>
          <table:table-cell office:value-type="float" office:value="27180000">
            <text:p>2718000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21019 0231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89">
            <text:p>5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18815678155578">
            <text:p>0.0318815678</text:p>
          </table:table-cell>
          <table:table-cell office:value-type="float" office:value="0.670342660402309">
            <text:p>0.6703426604</text:p>
          </table:table-cell>
          <table:table-cell office:value-type="float" office:value="1379">
            <text:p>1379</text:p>
          </table:table-cell>
          <table:table-cell office:value-type="float" office:value="610">
            <text:p>610</text:p>
          </table:table-cell>
          <table:table-cell office:value-type="float" office:value="8218">
            <text:p>8218</text:p>
          </table:table-cell>
          <table:table-cell office:value-type="float" office:value="27170000">
            <text:p>271700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221019 0241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28">
            <text:p>72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11268866172673">
            <text:p>0.0061126887</text:p>
          </table:table-cell>
          <table:table-cell office:value-type="float" office:value="0.71522447854795">
            <text:p>0.7152244785</text:p>
          </table:table-cell>
          <table:table-cell office:value-type="float" office:value="822">
            <text:p>822</text:p>
          </table:table-cell>
          <table:table-cell office:value-type="float" office:value="46">
            <text:p>46</text:p>
          </table:table-cell>
          <table:table-cell office:value-type="float" office:value="8096">
            <text:p>8096</text:p>
          </table:table-cell>
          <table:table-cell office:value-type="float" office:value="27170000">
            <text:p>27170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20221019 0248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5">
            <text:p>40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67173343285177">
            <text:p>0.0367173343</text:p>
          </table:table-cell>
          <table:table-cell office:value-type="float" office:value="0.658653091919282">
            <text:p>0.6586530919</text:p>
          </table:table-cell>
          <table:table-cell office:value-type="float" office:value="1621">
            <text:p>1621</text:p>
          </table:table-cell>
          <table:table-cell office:value-type="float" office:value="288">
            <text:p>288</text:p>
          </table:table-cell>
          <table:table-cell office:value-type="float" office:value="8976">
            <text:p>8976</text:p>
          </table:table-cell>
          <table:table-cell office:value-type="float" office:value="27170000">
            <text:p>271700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221019 0154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5661875463502">
            <text:p>0.0052566188</text:p>
          </table:table-cell>
          <table:table-cell office:value-type="float" office:value="0.39757898153578">
            <text:p>0.3975789815</text:p>
          </table:table-cell>
          <table:table-cell office:value-type="float" office:value="424">
            <text:p>424</text:p>
          </table:table-cell>
          <table:table-cell office:value-type="float" office:value="693">
            <text:p>693</text:p>
          </table:table-cell>
          <table:table-cell office:value-type="float" office:value="7982">
            <text:p>7982</text:p>
          </table:table-cell>
          <table:table-cell office:value-type="float" office:value="27160000">
            <text:p>271600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221019 0025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01">
            <text:p>80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7542516150202">
            <text:p>0.0054754252</text:p>
          </table:table-cell>
          <table:table-cell office:value-type="float" office:value="0.409273550648759">
            <text:p>0.4092735506</text:p>
          </table:table-cell>
          <table:table-cell office:value-type="float" office:value="366">
            <text:p>366</text:p>
          </table:table-cell>
          <table:table-cell office:value-type="float" office:value="651">
            <text:p>651</text:p>
          </table:table-cell>
          <table:table-cell office:value-type="float" office:value="6957">
            <text:p>6957</text:p>
          </table:table-cell>
          <table:table-cell office:value-type="float" office:value="27130000">
            <text:p>271300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20221018 2310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22">
            <text:p>5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95436486635148">
            <text:p>0.0099543649</text:p>
          </table:table-cell>
          <table:table-cell office:value-type="float" office:value="0.663344624996546">
            <text:p>0.663344625</text:p>
          </table:table-cell>
          <table:table-cell office:value-type="float" office:value="922">
            <text:p>922</text:p>
          </table:table-cell>
          <table:table-cell office:value-type="float" office:value="900">
            <text:p>900</text:p>
          </table:table-cell>
          <table:table-cell office:value-type="float" office:value="8002">
            <text:p>8002</text:p>
          </table:table-cell>
          <table:table-cell office:value-type="float" office:value="27120000">
            <text:p>271200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221019 0139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66">
            <text:p>126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8652000072662">
            <text:p>0.00548652</text:p>
          </table:table-cell>
          <table:table-cell office:value-type="float" office:value="0.396474107242841">
            <text:p>0.3964741072</text:p>
          </table:table-cell>
          <table:table-cell office:value-type="float" office:value="1449">
            <text:p>1449</text:p>
          </table:table-cell>
          <table:table-cell office:value-type="float" office:value="246">
            <text:p>246</text:p>
          </table:table-cell>
          <table:table-cell office:value-type="float" office:value="7484">
            <text:p>7484</text:p>
          </table:table-cell>
          <table:table-cell office:value-type="float" office:value="27120000">
            <text:p>2712000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20221019 0300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37">
            <text:p>25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7472885880991">
            <text:p>0.0050747289</text:p>
          </table:table-cell>
          <table:table-cell office:value-type="float" office:value="0.368083515752624">
            <text:p>0.3680835158</text:p>
          </table:table-cell>
          <table:table-cell office:value-type="float" office:value="1298">
            <text:p>1298</text:p>
          </table:table-cell>
          <table:table-cell office:value-type="float" office:value="793">
            <text:p>793</text:p>
          </table:table-cell>
          <table:table-cell office:value-type="float" office:value="7765">
            <text:p>7765</text:p>
          </table:table-cell>
          <table:table-cell office:value-type="float" office:value="27110000">
            <text:p>271100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221019 0201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1">
            <text:p>3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5779233958082">
            <text:p>0.0105779234</text:p>
          </table:table-cell>
          <table:table-cell office:value-type="float" office:value="0.442213596828259">
            <text:p>0.4422135968</text:p>
          </table:table-cell>
          <table:table-cell office:value-type="float" office:value="849">
            <text:p>849</text:p>
          </table:table-cell>
          <table:table-cell office:value-type="float" office:value="319">
            <text:p>319</text:p>
          </table:table-cell>
          <table:table-cell office:value-type="float" office:value="7494">
            <text:p>7494</text:p>
          </table:table-cell>
          <table:table-cell office:value-type="float" office:value="27100000">
            <text:p>2710000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221019 0229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2">
            <text:p>2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40177959327264">
            <text:p>0.0340177959</text:p>
          </table:table-cell>
          <table:table-cell office:value-type="float" office:value="0.762442843998779">
            <text:p>0.762442844</text:p>
          </table:table-cell>
          <table:table-cell office:value-type="float" office:value="888">
            <text:p>888</text:p>
          </table:table-cell>
          <table:table-cell office:value-type="float" office:value="593">
            <text:p>593</text:p>
          </table:table-cell>
          <table:table-cell office:value-type="float" office:value="8252">
            <text:p>8252</text:p>
          </table:table-cell>
          <table:table-cell office:value-type="float" office:value="27100000">
            <text:p>2710000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20221019 0233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88181729465968">
            <text:p>0.0688181729</text:p>
          </table:table-cell>
          <table:table-cell office:value-type="float" office:value="0.655477988582815">
            <text:p>0.6554779886</text:p>
          </table:table-cell>
          <table:table-cell office:value-type="float" office:value="1548">
            <text:p>1548</text:p>
          </table:table-cell>
          <table:table-cell office:value-type="float" office:value="800">
            <text:p>800</text:p>
          </table:table-cell>
          <table:table-cell office:value-type="float" office:value="8133">
            <text:p>8133</text:p>
          </table:table-cell>
          <table:table-cell office:value-type="float" office:value="27100000">
            <text:p>271000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221019 0029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9">
            <text:p>50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03465973264496">
            <text:p>0.0060346597</text:p>
          </table:table-cell>
          <table:table-cell office:value-type="float" office:value="0.428885673889255">
            <text:p>0.4288856739</text:p>
          </table:table-cell>
          <table:table-cell office:value-type="float" office:value="285">
            <text:p>285</text:p>
          </table:table-cell>
          <table:table-cell office:value-type="float" office:value="160">
            <text:p>160</text:p>
          </table:table-cell>
          <table:table-cell office:value-type="float" office:value="7104">
            <text:p>7104</text:p>
          </table:table-cell>
          <table:table-cell office:value-type="float" office:value="27080000">
            <text:p>270800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221019 0219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9">
            <text:p>7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39192184676">
            <text:p>0.0052391922</text:p>
          </table:table-cell>
          <table:table-cell office:value-type="float" office:value="0.482785334238713">
            <text:p>0.4827853342</text:p>
          </table:table-cell>
          <table:table-cell office:value-type="float" office:value="465">
            <text:p>465</text:p>
          </table:table-cell>
          <table:table-cell office:value-type="float" office:value="476">
            <text:p>476</text:p>
          </table:table-cell>
          <table:table-cell office:value-type="float" office:value="7263">
            <text:p>7263</text:p>
          </table:table-cell>
          <table:table-cell office:value-type="float" office:value="27080000">
            <text:p>2708000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20221019 0205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18">
            <text:p>51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794942592041983">
            <text:p>0.0079494259</text:p>
          </table:table-cell>
          <table:table-cell office:value-type="float" office:value="0.375846285424032">
            <text:p>0.3758462854</text:p>
          </table:table-cell>
          <table:table-cell office:value-type="float" office:value="701">
            <text:p>701</text:p>
          </table:table-cell>
          <table:table-cell office:value-type="float" office:value="256">
            <text:p>256</text:p>
          </table:table-cell>
          <table:table-cell office:value-type="float" office:value="8238">
            <text:p>8238</text:p>
          </table:table-cell>
          <table:table-cell office:value-type="float" office:value="27050000">
            <text:p>270500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20221019 0326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9418103292535">
            <text:p>0.0109418103</text:p>
          </table:table-cell>
          <table:table-cell office:value-type="float" office:value="0.483504507023218">
            <text:p>0.483504507</text:p>
          </table:table-cell>
          <table:table-cell office:value-type="float" office:value="310">
            <text:p>310</text:p>
          </table:table-cell>
          <table:table-cell office:value-type="float" office:value="954">
            <text:p>954</text:p>
          </table:table-cell>
          <table:table-cell office:value-type="float" office:value="8756">
            <text:p>8756</text:p>
          </table:table-cell>
          <table:table-cell office:value-type="float" office:value="27050000">
            <text:p>2705000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21018 2301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12">
            <text:p>81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7110387435245">
            <text:p>0.0054711039</text:p>
          </table:table-cell>
          <table:table-cell office:value-type="float" office:value="0.53182541078385">
            <text:p>0.5318254108</text:p>
          </table:table-cell>
          <table:table-cell office:value-type="float" office:value="1426">
            <text:p>1426</text:p>
          </table:table-cell>
          <table:table-cell office:value-type="float" office:value="974">
            <text:p>974</text:p>
          </table:table-cell>
          <table:table-cell office:value-type="float" office:value="8121">
            <text:p>8121</text:p>
          </table:table-cell>
          <table:table-cell office:value-type="float" office:value="27040000">
            <text:p>2704000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0221019 0246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64">
            <text:p>66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1352591998037">
            <text:p>0.0061352592</text:p>
          </table:table-cell>
          <table:table-cell office:value-type="float" office:value="0.711484438721019">
            <text:p>0.7114844387</text:p>
          </table:table-cell>
          <table:table-cell office:value-type="float" office:value="485">
            <text:p>485</text:p>
          </table:table-cell>
          <table:table-cell office:value-type="float" office:value="246">
            <text:p>246</text:p>
          </table:table-cell>
          <table:table-cell office:value-type="float" office:value="7888">
            <text:p>7888</text:p>
          </table:table-cell>
          <table:table-cell office:value-type="float" office:value="27030000">
            <text:p>270300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221019 04061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01">
            <text:p>200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64270002011259">
            <text:p>0.0056427</text:p>
          </table:table-cell>
          <table:table-cell office:value-type="float" office:value="0.260978711748832">
            <text:p>0.2609787117</text:p>
          </table:table-cell>
          <table:table-cell office:value-type="float" office:value="1596">
            <text:p>1596</text:p>
          </table:table-cell>
          <table:table-cell office:value-type="float" office:value="395">
            <text:p>395</text:p>
          </table:table-cell>
          <table:table-cell office:value-type="float" office:value="7488">
            <text:p>7488</text:p>
          </table:table-cell>
          <table:table-cell office:value-type="float" office:value="27030000">
            <text:p>270300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20221018 2333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4">
            <text:p>18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77679736605553">
            <text:p>0.0577679737</text:p>
          </table:table-cell>
          <table:table-cell office:value-type="float" office:value="0.694703184666089">
            <text:p>0.6947031847</text:p>
          </table:table-cell>
          <table:table-cell office:value-type="float" office:value="1117">
            <text:p>1117</text:p>
          </table:table-cell>
          <table:table-cell office:value-type="float" office:value="911">
            <text:p>911</text:p>
          </table:table-cell>
          <table:table-cell office:value-type="float" office:value="8177">
            <text:p>8177</text:p>
          </table:table-cell>
          <table:table-cell office:value-type="float" office:value="27010000">
            <text:p>270100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21019 0133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99">
            <text:p>89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6494727604887">
            <text:p>0.0051649473</text:p>
          </table:table-cell>
          <table:table-cell office:value-type="float" office:value="0.47551511003467">
            <text:p>0.47551511</text:p>
          </table:table-cell>
          <table:table-cell office:value-type="float" office:value="406">
            <text:p>406</text:p>
          </table:table-cell>
          <table:table-cell office:value-type="float" office:value="125">
            <text:p>125</text:p>
          </table:table-cell>
          <table:table-cell office:value-type="float" office:value="8177">
            <text:p>8177</text:p>
          </table:table-cell>
          <table:table-cell office:value-type="float" office:value="27010000">
            <text:p>270100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20221018 2327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30">
            <text:p>25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7384460581482">
            <text:p>0.0054738446</text:p>
          </table:table-cell>
          <table:table-cell office:value-type="float" office:value="0.642476422194401">
            <text:p>0.6424764222</text:p>
          </table:table-cell>
          <table:table-cell office:value-type="float" office:value="1670">
            <text:p>1670</text:p>
          </table:table-cell>
          <table:table-cell office:value-type="float" office:value="908">
            <text:p>908</text:p>
          </table:table-cell>
          <table:table-cell office:value-type="float" office:value="7993">
            <text:p>7993</text:p>
          </table:table-cell>
          <table:table-cell office:value-type="float" office:value="26980000">
            <text:p>269800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21019 0119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0">
            <text:p>8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11715449339697">
            <text:p>0.0061171545</text:p>
          </table:table-cell>
          <table:table-cell office:value-type="float" office:value="0.476226792184913">
            <text:p>0.4762267922</text:p>
          </table:table-cell>
          <table:table-cell office:value-type="float" office:value="711">
            <text:p>711</text:p>
          </table:table-cell>
          <table:table-cell office:value-type="float" office:value="862">
            <text:p>862</text:p>
          </table:table-cell>
          <table:table-cell office:value-type="float" office:value="7677">
            <text:p>7677</text:p>
          </table:table-cell>
          <table:table-cell office:value-type="float" office:value="26970000">
            <text:p>269700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221019 0213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1">
            <text:p>2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67096423669183">
            <text:p>0.0267096424</text:p>
          </table:table-cell>
          <table:table-cell office:value-type="float" office:value="0.703686758569523">
            <text:p>0.7036867586</text:p>
          </table:table-cell>
          <table:table-cell office:value-type="float" office:value="1124">
            <text:p>1124</text:p>
          </table:table-cell>
          <table:table-cell office:value-type="float" office:value="831">
            <text:p>831</text:p>
          </table:table-cell>
          <table:table-cell office:value-type="float" office:value="7798">
            <text:p>7798</text:p>
          </table:table-cell>
          <table:table-cell office:value-type="float" office:value="26970000">
            <text:p>2697000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20221019 0225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06155263865887">
            <text:p>0.0506155264</text:p>
          </table:table-cell>
          <table:table-cell office:value-type="float" office:value="0.688373663810175">
            <text:p>0.6883736638</text:p>
          </table:table-cell>
          <table:table-cell office:value-type="float" office:value="683">
            <text:p>683</text:p>
          </table:table-cell>
          <table:table-cell office:value-type="float" office:value="921">
            <text:p>921</text:p>
          </table:table-cell>
          <table:table-cell office:value-type="float" office:value="8077">
            <text:p>8077</text:p>
          </table:table-cell>
          <table:table-cell office:value-type="float" office:value="26970000">
            <text:p>269700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221018 2249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15844163615794">
            <text:p>0.0915844164</text:p>
          </table:table-cell>
          <table:table-cell office:value-type="float" office:value="0.697634483837074">
            <text:p>0.6976344838</text:p>
          </table:table-cell>
          <table:table-cell office:value-type="float" office:value="2633">
            <text:p>2633</text:p>
          </table:table-cell>
          <table:table-cell office:value-type="float" office:value="449">
            <text:p>449</text:p>
          </table:table-cell>
          <table:table-cell office:value-type="float" office:value="7761">
            <text:p>7761</text:p>
          </table:table-cell>
          <table:table-cell office:value-type="float" office:value="26960000">
            <text:p>26960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21019 0114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35">
            <text:p>22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9552762701695">
            <text:p>0.0059552763</text:p>
          </table:table-cell>
          <table:table-cell office:value-type="float" office:value="0.709945122040156">
            <text:p>0.709945122</text:p>
          </table:table-cell>
          <table:table-cell office:value-type="float" office:value="1506">
            <text:p>1506</text:p>
          </table:table-cell>
          <table:table-cell office:value-type="float" office:value="495">
            <text:p>495</text:p>
          </table:table-cell>
          <table:table-cell office:value-type="float" office:value="7973">
            <text:p>7973</text:p>
          </table:table-cell>
          <table:table-cell office:value-type="float" office:value="26940000">
            <text:p>269400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21019 0158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11">
            <text:p>41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49129267250312">
            <text:p>0.0149129267</text:p>
          </table:table-cell>
          <table:table-cell office:value-type="float" office:value="0.330841352480244">
            <text:p>0.3308413525</text:p>
          </table:table-cell>
          <table:table-cell office:value-type="float" office:value="479">
            <text:p>479</text:p>
          </table:table-cell>
          <table:table-cell office:value-type="float" office:value="841">
            <text:p>841</text:p>
          </table:table-cell>
          <table:table-cell office:value-type="float" office:value="8615">
            <text:p>8615</text:p>
          </table:table-cell>
          <table:table-cell office:value-type="float" office:value="26930000">
            <text:p>269300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20221018 2312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5">
            <text:p>4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90210953488679">
            <text:p>0.0190210953</text:p>
          </table:table-cell>
          <table:table-cell office:value-type="float" office:value="0.658556768117461">
            <text:p>0.6585567681</text:p>
          </table:table-cell>
          <table:table-cell office:value-type="float" office:value="1670">
            <text:p>1670</text:p>
          </table:table-cell>
          <table:table-cell office:value-type="float" office:value="1018">
            <text:p>1018</text:p>
          </table:table-cell>
          <table:table-cell office:value-type="float" office:value="7984">
            <text:p>7984</text:p>
          </table:table-cell>
          <table:table-cell office:value-type="float" office:value="26920000">
            <text:p>269200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221018 2332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65">
            <text:p>46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78636137343878">
            <text:p>0.0178636137</text:p>
          </table:table-cell>
          <table:table-cell office:value-type="float" office:value="0.687241981815477">
            <text:p>0.6872419818</text:p>
          </table:table-cell>
          <table:table-cell office:value-type="float" office:value="930">
            <text:p>930</text:p>
          </table:table-cell>
          <table:table-cell office:value-type="float" office:value="964">
            <text:p>964</text:p>
          </table:table-cell>
          <table:table-cell office:value-type="float" office:value="8660">
            <text:p>8660</text:p>
          </table:table-cell>
          <table:table-cell office:value-type="float" office:value="26920000">
            <text:p>26920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221019 0306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6">
            <text:p>2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75589678180364">
            <text:p>0.0475589678</text:p>
          </table:table-cell>
          <table:table-cell office:value-type="float" office:value="0.673893400538107">
            <text:p>0.6738934005</text:p>
          </table:table-cell>
          <table:table-cell office:value-type="float" office:value="2694">
            <text:p>2694</text:p>
          </table:table-cell>
          <table:table-cell office:value-type="float" office:value="56">
            <text:p>56</text:p>
          </table:table-cell>
          <table:table-cell office:value-type="float" office:value="8540">
            <text:p>8540</text:p>
          </table:table-cell>
          <table:table-cell office:value-type="float" office:value="26920000">
            <text:p>269200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221019 00043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2">
            <text:p>8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4500114734982">
            <text:p>0.0051450011</text:p>
          </table:table-cell>
          <table:table-cell office:value-type="float" office:value="0.418728599392458">
            <text:p>0.4187285994</text:p>
          </table:table-cell>
          <table:table-cell office:value-type="float" office:value="201">
            <text:p>201</text:p>
          </table:table-cell>
          <table:table-cell office:value-type="float" office:value="934">
            <text:p>934</text:p>
          </table:table-cell>
          <table:table-cell office:value-type="float" office:value="7745">
            <text:p>7745</text:p>
          </table:table-cell>
          <table:table-cell office:value-type="float" office:value="26910000">
            <text:p>26910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20221018 2338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0">
            <text:p>24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88050523941924">
            <text:p>0.0288050524</text:p>
          </table:table-cell>
          <table:table-cell office:value-type="float" office:value="0.541118243984708">
            <text:p>0.541118244</text:p>
          </table:table-cell>
          <table:table-cell office:value-type="float" office:value="1173">
            <text:p>1173</text:p>
          </table:table-cell>
          <table:table-cell office:value-type="float" office:value="899">
            <text:p>899</text:p>
          </table:table-cell>
          <table:table-cell office:value-type="float" office:value="8119">
            <text:p>8119</text:p>
          </table:table-cell>
          <table:table-cell office:value-type="float" office:value="26890000">
            <text:p>268900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21019 0417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22">
            <text:p>10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5535492737734">
            <text:p>0.0054553549</text:p>
          </table:table-cell>
          <table:table-cell office:value-type="float" office:value="0.20511006179724">
            <text:p>0.2051100618</text:p>
          </table:table-cell>
          <table:table-cell office:value-type="float" office:value="1389">
            <text:p>1389</text:p>
          </table:table-cell>
          <table:table-cell office:value-type="float" office:value="910">
            <text:p>910</text:p>
          </table:table-cell>
          <table:table-cell office:value-type="float" office:value="7356">
            <text:p>7356</text:p>
          </table:table-cell>
          <table:table-cell office:value-type="float" office:value="26890000">
            <text:p>26890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221019 0337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29941531652328">
            <text:p>0.0729941532</text:p>
          </table:table-cell>
          <table:table-cell office:value-type="float" office:value="0.63911168207624">
            <text:p>0.6391116821</text:p>
          </table:table-cell>
          <table:table-cell office:value-type="float" office:value="1430">
            <text:p>1430</text:p>
          </table:table-cell>
          <table:table-cell office:value-type="float" office:value="80">
            <text:p>80</text:p>
          </table:table-cell>
          <table:table-cell office:value-type="float" office:value="8724">
            <text:p>8724</text:p>
          </table:table-cell>
          <table:table-cell office:value-type="float" office:value="26880000">
            <text:p>268800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0221018 2319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58">
            <text:p>9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2648281800644">
            <text:p>0.0050264828</text:p>
          </table:table-cell>
          <table:table-cell office:value-type="float" office:value="0.584248447512521">
            <text:p>0.5842484475</text:p>
          </table:table-cell>
          <table:table-cell office:value-type="float" office:value="533">
            <text:p>533</text:p>
          </table:table-cell>
          <table:table-cell office:value-type="float" office:value="846">
            <text:p>846</text:p>
          </table:table-cell>
          <table:table-cell office:value-type="float" office:value="8133">
            <text:p>8133</text:p>
          </table:table-cell>
          <table:table-cell office:value-type="float" office:value="26860000">
            <text:p>268600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0221019 0344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19">
            <text:p>16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984076819499">
            <text:p>0.0051798408</text:p>
          </table:table-cell>
          <table:table-cell office:value-type="float" office:value="0.413389552135661">
            <text:p>0.4133895521</text:p>
          </table:table-cell>
          <table:table-cell office:value-type="float" office:value="1548">
            <text:p>1548</text:p>
          </table:table-cell>
          <table:table-cell office:value-type="float" office:value="938">
            <text:p>938</text:p>
          </table:table-cell>
          <table:table-cell office:value-type="float" office:value="7257">
            <text:p>7257</text:p>
          </table:table-cell>
          <table:table-cell office:value-type="float" office:value="26850000">
            <text:p>2685000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20221019 0238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3">
            <text:p>7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2457651968143">
            <text:p>0.0053245765</text:p>
          </table:table-cell>
          <table:table-cell office:value-type="float" office:value="0.407979652374239">
            <text:p>0.4079796524</text:p>
          </table:table-cell>
          <table:table-cell office:value-type="float" office:value="1129">
            <text:p>1129</text:p>
          </table:table-cell>
          <table:table-cell office:value-type="float" office:value="176">
            <text:p>176</text:p>
          </table:table-cell>
          <table:table-cell office:value-type="float" office:value="6904">
            <text:p>6904</text:p>
          </table:table-cell>
          <table:table-cell office:value-type="float" office:value="26840000">
            <text:p>268400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20221019 0018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13">
            <text:p>51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5367309471976">
            <text:p>0.0055536731</text:p>
          </table:table-cell>
          <table:table-cell office:value-type="float" office:value="0.324061299584428">
            <text:p>0.3240612996</text:p>
          </table:table-cell>
          <table:table-cell office:value-type="float" office:value="110">
            <text:p>110</text:p>
          </table:table-cell>
          <table:table-cell office:value-type="float" office:value="465">
            <text:p>465</text:p>
          </table:table-cell>
          <table:table-cell office:value-type="float" office:value="7296">
            <text:p>7296</text:p>
          </table:table-cell>
          <table:table-cell office:value-type="float" office:value="26770000">
            <text:p>267700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21019 0224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76">
            <text:p>47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838655497317324">
            <text:p>0.008386555</text:p>
          </table:table-cell>
          <table:table-cell office:value-type="float" office:value="0.534523825751301">
            <text:p>0.5345238258</text:p>
          </table:table-cell>
          <table:table-cell office:value-type="float" office:value="1617">
            <text:p>1617</text:p>
          </table:table-cell>
          <table:table-cell office:value-type="float" office:value="189">
            <text:p>189</text:p>
          </table:table-cell>
          <table:table-cell office:value-type="float" office:value="7976">
            <text:p>7976</text:p>
          </table:table-cell>
          <table:table-cell office:value-type="float" office:value="26770000">
            <text:p>2677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21019 0413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76">
            <text:p>97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8450360968925">
            <text:p>0.0051845036</text:p>
          </table:table-cell>
          <table:table-cell office:value-type="float" office:value="0.243225658573536">
            <text:p>0.2432256586</text:p>
          </table:table-cell>
          <table:table-cell office:value-type="float" office:value="299">
            <text:p>299</text:p>
          </table:table-cell>
          <table:table-cell office:value-type="float" office:value="927">
            <text:p>927</text:p>
          </table:table-cell>
          <table:table-cell office:value-type="float" office:value="7314">
            <text:p>7314</text:p>
          </table:table-cell>
          <table:table-cell office:value-type="float" office:value="26740000">
            <text:p>2674000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221018 2253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48">
            <text:p>54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34727526651044">
            <text:p>0.0234727527</text:p>
          </table:table-cell>
          <table:table-cell office:value-type="float" office:value="0.67589937465993">
            <text:p>0.6758993747</text:p>
          </table:table-cell>
          <table:table-cell office:value-type="float" office:value="2547">
            <text:p>2547</text:p>
          </table:table-cell>
          <table:table-cell office:value-type="float" office:value="711">
            <text:p>711</text:p>
          </table:table-cell>
          <table:table-cell office:value-type="float" office:value="8238">
            <text:p>8238</text:p>
          </table:table-cell>
          <table:table-cell office:value-type="float" office:value="26730000">
            <text:p>267300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21019 0226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31">
            <text:p>33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5275031439036">
            <text:p>0.0552750314</text:p>
          </table:table-cell>
          <table:table-cell office:value-type="float" office:value="0.703581118860678">
            <text:p>0.7035811189</text:p>
          </table:table-cell>
          <table:table-cell office:value-type="float" office:value="1994">
            <text:p>1994</text:p>
          </table:table-cell>
          <table:table-cell office:value-type="float" office:value="546">
            <text:p>546</text:p>
          </table:table-cell>
          <table:table-cell office:value-type="float" office:value="8237">
            <text:p>8237</text:p>
          </table:table-cell>
          <table:table-cell office:value-type="float" office:value="26730000">
            <text:p>2673000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20221018 2238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61747396740902">
            <text:p>0.0861747397</text:p>
          </table:table-cell>
          <table:table-cell office:value-type="float" office:value="0.724958230995831">
            <text:p>0.724958231</text:p>
          </table:table-cell>
          <table:table-cell office:value-type="float" office:value="2814">
            <text:p>2814</text:p>
          </table:table-cell>
          <table:table-cell office:value-type="float" office:value="733">
            <text:p>733</text:p>
          </table:table-cell>
          <table:table-cell office:value-type="float" office:value="7825">
            <text:p>7825</text:p>
          </table:table-cell>
          <table:table-cell office:value-type="float" office:value="26670000">
            <text:p>26670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21019 0327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7">
            <text:p>28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6243503355235">
            <text:p>0.0462435034</text:p>
          </table:table-cell>
          <table:table-cell office:value-type="float" office:value="0.718903572725773">
            <text:p>0.7189035727</text:p>
          </table:table-cell>
          <table:table-cell office:value-type="float" office:value="1559">
            <text:p>1559</text:p>
          </table:table-cell>
          <table:table-cell office:value-type="float" office:value="809">
            <text:p>809</text:p>
          </table:table-cell>
          <table:table-cell office:value-type="float" office:value="8644">
            <text:p>8644</text:p>
          </table:table-cell>
          <table:table-cell office:value-type="float" office:value="26640000">
            <text:p>2664000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221019 03133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4">
            <text:p>77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39556455858433">
            <text:p>0.0093955646</text:p>
          </table:table-cell>
          <table:table-cell office:value-type="float" office:value="0.653406619259176">
            <text:p>0.6534066193</text:p>
          </table:table-cell>
          <table:table-cell office:value-type="float" office:value="2169">
            <text:p>2169</text:p>
          </table:table-cell>
          <table:table-cell office:value-type="float" office:value="34">
            <text:p>34</text:p>
          </table:table-cell>
          <table:table-cell office:value-type="float" office:value="8396">
            <text:p>8396</text:p>
          </table:table-cell>
          <table:table-cell office:value-type="float" office:value="26570000">
            <text:p>2657000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20221019 0336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91">
            <text:p>99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3087419426866">
            <text:p>0.0054308742</text:p>
          </table:table-cell>
          <table:table-cell office:value-type="float" office:value="0.465554635175152">
            <text:p>0.4655546352</text:p>
          </table:table-cell>
          <table:table-cell office:value-type="float" office:value="283">
            <text:p>283</text:p>
          </table:table-cell>
          <table:table-cell office:value-type="float" office:value="985">
            <text:p>985</text:p>
          </table:table-cell>
          <table:table-cell office:value-type="float" office:value="5881">
            <text:p>5881</text:p>
          </table:table-cell>
          <table:table-cell office:value-type="float" office:value="26560000">
            <text:p>265600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20221018 2345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5">
            <text:p>17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57073574270008">
            <text:p>0.0157073574</text:p>
          </table:table-cell>
          <table:table-cell office:value-type="float" office:value="0.613602081191327">
            <text:p>0.6136020812</text:p>
          </table:table-cell>
          <table:table-cell office:value-type="float" office:value="1013">
            <text:p>1013</text:p>
          </table:table-cell>
          <table:table-cell office:value-type="float" office:value="1017">
            <text:p>1017</text:p>
          </table:table-cell>
          <table:table-cell office:value-type="float" office:value="8331">
            <text:p>8331</text:p>
          </table:table-cell>
          <table:table-cell office:value-type="float" office:value="26540000">
            <text:p>265400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0221019 0305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47">
            <text:p>13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5495476124241">
            <text:p>0.0051549548</text:p>
          </table:table-cell>
          <table:table-cell office:value-type="float" office:value="0.363612850015383">
            <text:p>0.36361285</text:p>
          </table:table-cell>
          <table:table-cell office:value-type="float" office:value="2006">
            <text:p>2006</text:p>
          </table:table-cell>
          <table:table-cell office:value-type="float" office:value="427">
            <text:p>427</text:p>
          </table:table-cell>
          <table:table-cell office:value-type="float" office:value="7407">
            <text:p>7407</text:p>
          </table:table-cell>
          <table:table-cell office:value-type="float" office:value="26470000">
            <text:p>264700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20221019 0350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44">
            <text:p>134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26655045037293">
            <text:p>0.0062665505</text:p>
          </table:table-cell>
          <table:table-cell office:value-type="float" office:value="0.418400464622396">
            <text:p>0.4184004646</text:p>
          </table:table-cell>
          <table:table-cell office:value-type="float" office:value="2649">
            <text:p>2649</text:p>
          </table:table-cell>
          <table:table-cell office:value-type="float" office:value="17">
            <text:p>17</text:p>
          </table:table-cell>
          <table:table-cell office:value-type="float" office:value="7688">
            <text:p>7688</text:p>
          </table:table-cell>
          <table:table-cell office:value-type="float" office:value="26470000">
            <text:p>264700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20221018 2232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98138930836285">
            <text:p>0.1981389308</text:p>
          </table:table-cell>
          <table:table-cell office:value-type="float" office:value="0.836335877776146">
            <text:p>0.8363358778</text:p>
          </table:table-cell>
          <table:table-cell office:value-type="float" office:value="3439">
            <text:p>3439</text:p>
          </table:table-cell>
          <table:table-cell office:value-type="float" office:value="747">
            <text:p>747</text:p>
          </table:table-cell>
          <table:table-cell office:value-type="float" office:value="8419">
            <text:p>8419</text:p>
          </table:table-cell>
          <table:table-cell office:value-type="float" office:value="26450000">
            <text:p>26450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21018 2251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58">
            <text:p>4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02051615056809">
            <text:p>0.0402051615</text:p>
          </table:table-cell>
          <table:table-cell office:value-type="float" office:value="0.53518641555201">
            <text:p>0.5351864156</text:p>
          </table:table-cell>
          <table:table-cell office:value-type="float" office:value="2331">
            <text:p>2331</text:p>
          </table:table-cell>
          <table:table-cell office:value-type="float" office:value="485">
            <text:p>485</text:p>
          </table:table-cell>
          <table:table-cell office:value-type="float" office:value="7775">
            <text:p>7775</text:p>
          </table:table-cell>
          <table:table-cell office:value-type="float" office:value="26450000">
            <text:p>2645000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221019 0210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5">
            <text:p>82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8389203410429">
            <text:p>0.005083892</text:p>
          </table:table-cell>
          <table:table-cell office:value-type="float" office:value="0.663949431125237">
            <text:p>0.6639494311</text:p>
          </table:table-cell>
          <table:table-cell office:value-type="float" office:value="890">
            <text:p>890</text:p>
          </table:table-cell>
          <table:table-cell office:value-type="float" office:value="202">
            <text:p>202</text:p>
          </table:table-cell>
          <table:table-cell office:value-type="float" office:value="6378">
            <text:p>6378</text:p>
          </table:table-cell>
          <table:table-cell office:value-type="float" office:value="26450000">
            <text:p>2645000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21018 2246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51">
            <text:p>125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707012461366">
            <text:p>0.0050070701</text:p>
          </table:table-cell>
          <table:table-cell office:value-type="float" office:value="0.51610482610623">
            <text:p>0.5161048261</text:p>
          </table:table-cell>
          <table:table-cell office:value-type="float" office:value="2925">
            <text:p>2925</text:p>
          </table:table-cell>
          <table:table-cell office:value-type="float" office:value="823">
            <text:p>823</text:p>
          </table:table-cell>
          <table:table-cell office:value-type="float" office:value="7380">
            <text:p>7380</text:p>
          </table:table-cell>
          <table:table-cell office:value-type="float" office:value="26440000">
            <text:p>2644000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221018 2336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3">
            <text:p>26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65529747126182">
            <text:p>0.0265529747</text:p>
          </table:table-cell>
          <table:table-cell office:value-type="float" office:value="0.714472942743524">
            <text:p>0.7144729427</text:p>
          </table:table-cell>
          <table:table-cell office:value-type="float" office:value="32">
            <text:p>32</text:p>
          </table:table-cell>
          <table:table-cell office:value-type="float" office:value="948">
            <text:p>948</text:p>
          </table:table-cell>
          <table:table-cell office:value-type="float" office:value="8143">
            <text:p>8143</text:p>
          </table:table-cell>
          <table:table-cell office:value-type="float" office:value="26440000">
            <text:p>2644000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221019 0228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6516474761554">
            <text:p>0.0376516475</text:p>
          </table:table-cell>
          <table:table-cell office:value-type="float" office:value="0.48063928900572">
            <text:p>0.480639289</text:p>
          </table:table-cell>
          <table:table-cell office:value-type="float" office:value="1515">
            <text:p>1515</text:p>
          </table:table-cell>
          <table:table-cell office:value-type="float" office:value="613">
            <text:p>613</text:p>
          </table:table-cell>
          <table:table-cell office:value-type="float" office:value="8270">
            <text:p>8270</text:p>
          </table:table-cell>
          <table:table-cell office:value-type="float" office:value="26420000">
            <text:p>2642000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0221018 2246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1">
            <text:p>20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366016481775">
            <text:p>0.0693660165</text:p>
          </table:table-cell>
          <table:table-cell office:value-type="float" office:value="0.577290545393775">
            <text:p>0.5772905454</text:p>
          </table:table-cell>
          <table:table-cell office:value-type="float" office:value="3028">
            <text:p>3028</text:p>
          </table:table-cell>
          <table:table-cell office:value-type="float" office:value="780">
            <text:p>780</text:p>
          </table:table-cell>
          <table:table-cell office:value-type="float" office:value="7680">
            <text:p>7680</text:p>
          </table:table-cell>
          <table:table-cell office:value-type="float" office:value="26400000">
            <text:p>264000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21019 0100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52">
            <text:p>85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00033286428991">
            <text:p>0.0060003329</text:p>
          </table:table-cell>
          <table:table-cell office:value-type="float" office:value="0.331782622536555">
            <text:p>0.3317826225</text:p>
          </table:table-cell>
          <table:table-cell office:value-type="float" office:value="616">
            <text:p>616</text:p>
          </table:table-cell>
          <table:table-cell office:value-type="float" office:value="27">
            <text:p>27</text:p>
          </table:table-cell>
          <table:table-cell office:value-type="float" office:value="6880">
            <text:p>6880</text:p>
          </table:table-cell>
          <table:table-cell office:value-type="float" office:value="26400000">
            <text:p>264000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0221018 2236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04">
            <text:p>11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82183385379137">
            <text:p>0.0068218339</text:p>
          </table:table-cell>
          <table:table-cell office:value-type="float" office:value="0.77667104445747">
            <text:p>0.7766710445</text:p>
          </table:table-cell>
          <table:table-cell office:value-type="float" office:value="3585">
            <text:p>3585</text:p>
          </table:table-cell>
          <table:table-cell office:value-type="float" office:value="899">
            <text:p>899</text:p>
          </table:table-cell>
          <table:table-cell office:value-type="float" office:value="8345">
            <text:p>8345</text:p>
          </table:table-cell>
          <table:table-cell office:value-type="float" office:value="26350000">
            <text:p>26350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21018 2343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15">
            <text:p>161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34475301026745">
            <text:p>0.006344753</text:p>
          </table:table-cell>
          <table:table-cell office:value-type="float" office:value="0.234926520193019">
            <text:p>0.2349265202</text:p>
          </table:table-cell>
          <table:table-cell office:value-type="float" office:value="3503">
            <text:p>3503</text:p>
          </table:table-cell>
          <table:table-cell office:value-type="float" office:value="390">
            <text:p>390</text:p>
          </table:table-cell>
          <table:table-cell office:value-type="float" office:value="6946">
            <text:p>6946</text:p>
          </table:table-cell>
          <table:table-cell office:value-type="float" office:value="26350000">
            <text:p>263500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20221019 0250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06366354318193">
            <text:p>0.1063663543</text:p>
          </table:table-cell>
          <table:table-cell office:value-type="float" office:value="0.697914770690992">
            <text:p>0.6979147707</text:p>
          </table:table-cell>
          <table:table-cell office:value-type="float" office:value="2494">
            <text:p>2494</text:p>
          </table:table-cell>
          <table:table-cell office:value-type="float" office:value="847">
            <text:p>847</text:p>
          </table:table-cell>
          <table:table-cell office:value-type="float" office:value="8909">
            <text:p>8909</text:p>
          </table:table-cell>
          <table:table-cell office:value-type="float" office:value="26350000">
            <text:p>2635000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221018 2254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80131531916047">
            <text:p>0.0780131532</text:p>
          </table:table-cell>
          <table:table-cell office:value-type="float" office:value="0.618098581110625">
            <text:p>0.6180985811</text:p>
          </table:table-cell>
          <table:table-cell office:value-type="float" office:value="2615">
            <text:p>2615</text:p>
          </table:table-cell>
          <table:table-cell office:value-type="float" office:value="659">
            <text:p>659</text:p>
          </table:table-cell>
          <table:table-cell office:value-type="float" office:value="7522">
            <text:p>7522</text:p>
          </table:table-cell>
          <table:table-cell office:value-type="float" office:value="26320000">
            <text:p>2632000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221018 22392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03197632070431">
            <text:p>0.1031976321</text:p>
          </table:table-cell>
          <table:table-cell office:value-type="float" office:value="0.644538209252339">
            <text:p>0.6445382093</text:p>
          </table:table-cell>
          <table:table-cell office:value-type="float" office:value="3509">
            <text:p>3509</text:p>
          </table:table-cell>
          <table:table-cell office:value-type="float" office:value="744">
            <text:p>744</text:p>
          </table:table-cell>
          <table:table-cell office:value-type="float" office:value="8206">
            <text:p>8206</text:p>
          </table:table-cell>
          <table:table-cell office:value-type="float" office:value="26310000">
            <text:p>26310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221018 2249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10">
            <text:p>6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7918602824427">
            <text:p>0.0117918603</text:p>
          </table:table-cell>
          <table:table-cell office:value-type="float" office:value="0.719076156616059">
            <text:p>0.7190761566</text:p>
          </table:table-cell>
          <table:table-cell office:value-type="float" office:value="3250">
            <text:p>3250</text:p>
          </table:table-cell>
          <table:table-cell office:value-type="float" office:value="727">
            <text:p>727</text:p>
          </table:table-cell>
          <table:table-cell office:value-type="float" office:value="7536">
            <text:p>7536</text:p>
          </table:table-cell>
          <table:table-cell office:value-type="float" office:value="26290000">
            <text:p>262900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221019 0310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09">
            <text:p>100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867741260240448">
            <text:p>0.0086774126</text:p>
          </table:table-cell>
          <table:table-cell office:value-type="float" office:value="0.573634150985198">
            <text:p>0.573634151</text:p>
          </table:table-cell>
          <table:table-cell office:value-type="float" office:value="2947">
            <text:p>2947</text:p>
          </table:table-cell>
          <table:table-cell office:value-type="float" office:value="302">
            <text:p>302</text:p>
          </table:table-cell>
          <table:table-cell office:value-type="float" office:value="8907">
            <text:p>8907</text:p>
          </table:table-cell>
          <table:table-cell office:value-type="float" office:value="26270000">
            <text:p>262700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221019 0316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61">
            <text:p>6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2365405289359">
            <text:p>0.0102365405</text:p>
          </table:table-cell>
          <table:table-cell office:value-type="float" office:value="0.434044332520103">
            <text:p>0.4340443325</text:p>
          </table:table-cell>
          <table:table-cell office:value-type="float" office:value="3454">
            <text:p>3454</text:p>
          </table:table-cell>
          <table:table-cell office:value-type="float" office:value="337">
            <text:p>337</text:p>
          </table:table-cell>
          <table:table-cell office:value-type="float" office:value="7585">
            <text:p>7585</text:p>
          </table:table-cell>
          <table:table-cell office:value-type="float" office:value="26270000">
            <text:p>262700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21018 2306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15">
            <text:p>141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9884211505239">
            <text:p>0.0051988421</text:p>
          </table:table-cell>
          <table:table-cell office:value-type="float" office:value="0.360813085231785">
            <text:p>0.3608130852</text:p>
          </table:table-cell>
          <table:table-cell office:value-type="float" office:value="2745">
            <text:p>2745</text:p>
          </table:table-cell>
          <table:table-cell office:value-type="float" office:value="945">
            <text:p>945</text:p>
          </table:table-cell>
          <table:table-cell office:value-type="float" office:value="8234">
            <text:p>8234</text:p>
          </table:table-cell>
          <table:table-cell office:value-type="float" office:value="26260000">
            <text:p>26260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221018 2240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07648812100308">
            <text:p>0.1076488121</text:p>
          </table:table-cell>
          <table:table-cell office:value-type="float" office:value="0.76963276092154">
            <text:p>0.7696327609</text:p>
          </table:table-cell>
          <table:table-cell office:value-type="float" office:value="2962">
            <text:p>2962</text:p>
          </table:table-cell>
          <table:table-cell office:value-type="float" office:value="1001">
            <text:p>1001</text:p>
          </table:table-cell>
          <table:table-cell office:value-type="float" office:value="7659">
            <text:p>7659</text:p>
          </table:table-cell>
          <table:table-cell office:value-type="float" office:value="26210000">
            <text:p>26210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21019 0041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48">
            <text:p>64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3970945155717">
            <text:p>0.0053397095</text:p>
          </table:table-cell>
          <table:table-cell office:value-type="float" office:value="0.446646549877536">
            <text:p>0.4466465499</text:p>
          </table:table-cell>
          <table:table-cell office:value-type="float" office:value="11">
            <text:p>11</text:p>
          </table:table-cell>
          <table:table-cell office:value-type="float" office:value="388">
            <text:p>388</text:p>
          </table:table-cell>
          <table:table-cell office:value-type="float" office:value="7023">
            <text:p>7023</text:p>
          </table:table-cell>
          <table:table-cell office:value-type="float" office:value="26200000">
            <text:p>262000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21019 0359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7">
            <text:p>1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1881811448816">
            <text:p>0.0718818114</text:p>
          </table:table-cell>
          <table:table-cell office:value-type="float" office:value="0.896556126971266">
            <text:p>0.896556127</text:p>
          </table:table-cell>
          <table:table-cell office:value-type="float" office:value="3595">
            <text:p>3595</text:p>
          </table:table-cell>
          <table:table-cell office:value-type="float" office:value="823">
            <text:p>823</text:p>
          </table:table-cell>
          <table:table-cell office:value-type="float" office:value="8314">
            <text:p>8314</text:p>
          </table:table-cell>
          <table:table-cell office:value-type="float" office:value="26180000">
            <text:p>2618000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0221018 2237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97799923401856">
            <text:p>0.0397799923</text:p>
          </table:table-cell>
          <table:table-cell office:value-type="float" office:value="0.307589675225357">
            <text:p>0.3075896752</text:p>
          </table:table-cell>
          <table:table-cell office:value-type="float" office:value="3048">
            <text:p>3048</text:p>
          </table:table-cell>
          <table:table-cell office:value-type="float" office:value="481">
            <text:p>481</text:p>
          </table:table-cell>
          <table:table-cell office:value-type="float" office:value="8125">
            <text:p>8125</text:p>
          </table:table-cell>
          <table:table-cell office:value-type="float" office:value="26150000">
            <text:p>2615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221018 2239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3">
            <text:p>19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2212833800842">
            <text:p>0.0372212834</text:p>
          </table:table-cell>
          <table:table-cell office:value-type="float" office:value="0.840181250256639">
            <text:p>0.8401812503</text:p>
          </table:table-cell>
          <table:table-cell office:value-type="float" office:value="2754">
            <text:p>2754</text:p>
          </table:table-cell>
          <table:table-cell office:value-type="float" office:value="668">
            <text:p>668</text:p>
          </table:table-cell>
          <table:table-cell office:value-type="float" office:value="8172">
            <text:p>8172</text:p>
          </table:table-cell>
          <table:table-cell office:value-type="float" office:value="26140000">
            <text:p>261400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221018 2251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49061040291733">
            <text:p>0.1490610403</text:p>
          </table:table-cell>
          <table:table-cell office:value-type="float" office:value="0.681637454534974">
            <text:p>0.6816374545</text:p>
          </table:table-cell>
          <table:table-cell office:value-type="float" office:value="2900">
            <text:p>2900</text:p>
          </table:table-cell>
          <table:table-cell office:value-type="float" office:value="474">
            <text:p>474</text:p>
          </table:table-cell>
          <table:table-cell office:value-type="float" office:value="7322">
            <text:p>7322</text:p>
          </table:table-cell>
          <table:table-cell office:value-type="float" office:value="26080000">
            <text:p>260800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21019 03374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38086261445348">
            <text:p>0.2380862614</text:p>
          </table:table-cell>
          <table:table-cell office:value-type="float" office:value="0.8928821448218">
            <text:p>0.8928821448</text:p>
          </table:table-cell>
          <table:table-cell office:value-type="float" office:value="4056">
            <text:p>4056</text:p>
          </table:table-cell>
          <table:table-cell office:value-type="float" office:value="961">
            <text:p>961</text:p>
          </table:table-cell>
          <table:table-cell office:value-type="float" office:value="7862">
            <text:p>7862</text:p>
          </table:table-cell>
          <table:table-cell office:value-type="float" office:value="26040000">
            <text:p>2604000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20221019 0358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50">
            <text:p>245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4333905686147">
            <text:p>0.0050433391</text:p>
          </table:table-cell>
          <table:table-cell office:value-type="float" office:value="0.358522588596159">
            <text:p>0.3585225886</text:p>
          </table:table-cell>
          <table:table-cell office:value-type="float" office:value="3042">
            <text:p>3042</text:p>
          </table:table-cell>
          <table:table-cell office:value-type="float" office:value="421">
            <text:p>421</text:p>
          </table:table-cell>
          <table:table-cell office:value-type="float" office:value="5943">
            <text:p>5943</text:p>
          </table:table-cell>
          <table:table-cell office:value-type="float" office:value="26040000">
            <text:p>2604000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0221019 03452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80697620818715">
            <text:p>0.0380697621</text:p>
          </table:table-cell>
          <table:table-cell office:value-type="float" office:value="0.87443310407851">
            <text:p>0.8744331041</text:p>
          </table:table-cell>
          <table:table-cell office:value-type="float" office:value="4397">
            <text:p>4397</text:p>
          </table:table-cell>
          <table:table-cell office:value-type="float" office:value="989">
            <text:p>989</text:p>
          </table:table-cell>
          <table:table-cell office:value-type="float" office:value="8232">
            <text:p>8232</text:p>
          </table:table-cell>
          <table:table-cell office:value-type="float" office:value="26020000">
            <text:p>2602000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20221019 0346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53577839696525">
            <text:p>0.035357784</text:p>
          </table:table-cell>
          <table:table-cell office:value-type="float" office:value="0.6816303733554">
            <text:p>0.6816303734</text:p>
          </table:table-cell>
          <table:table-cell office:value-type="float" office:value="4031">
            <text:p>4031</text:p>
          </table:table-cell>
          <table:table-cell office:value-type="float" office:value="548">
            <text:p>548</text:p>
          </table:table-cell>
          <table:table-cell office:value-type="float" office:value="8063">
            <text:p>8063</text:p>
          </table:table-cell>
          <table:table-cell office:value-type="float" office:value="25960000">
            <text:p>259600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20221018 2254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7">
            <text:p>2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20704289671158">
            <text:p>0.052070429</text:p>
          </table:table-cell>
          <table:table-cell office:value-type="float" office:value="0.695442982567381">
            <text:p>0.6954429826</text:p>
          </table:table-cell>
          <table:table-cell office:value-type="float" office:value="5183">
            <text:p>5183</text:p>
          </table:table-cell>
          <table:table-cell office:value-type="float" office:value="439">
            <text:p>439</text:p>
          </table:table-cell>
          <table:table-cell office:value-type="float" office:value="8071">
            <text:p>8071</text:p>
          </table:table-cell>
          <table:table-cell office:value-type="float" office:value="25940000">
            <text:p>2594000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221018 2231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65196822989383">
            <text:p>0.0565196823</text:p>
          </table:table-cell>
          <table:table-cell office:value-type="float" office:value="0.54924321631901">
            <text:p>0.5492432163</text:p>
          </table:table-cell>
          <table:table-cell office:value-type="float" office:value="2368">
            <text:p>2368</text:p>
          </table:table-cell>
          <table:table-cell office:value-type="float" office:value="33">
            <text:p>33</text:p>
          </table:table-cell>
          <table:table-cell office:value-type="float" office:value="6765">
            <text:p>6765</text:p>
          </table:table-cell>
          <table:table-cell office:value-type="float" office:value="25910000">
            <text:p>2591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21018 2222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3">
            <text:p>21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8922060873592">
            <text:p>0.0698922061</text:p>
          </table:table-cell>
          <table:table-cell office:value-type="float" office:value="0.890453731175512">
            <text:p>0.8904537312</text:p>
          </table:table-cell>
          <table:table-cell office:value-type="float" office:value="5764">
            <text:p>5764</text:p>
          </table:table-cell>
          <table:table-cell office:value-type="float" office:value="500">
            <text:p>500</text:p>
          </table:table-cell>
          <table:table-cell office:value-type="float" office:value="7309">
            <text:p>7309</text:p>
          </table:table-cell>
          <table:table-cell office:value-type="float" office:value="25790000">
            <text:p>25790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21019 0250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7149372468878">
            <text:p>0.1714937247</text:p>
          </table:table-cell>
          <table:table-cell office:value-type="float" office:value="0.74986279670425">
            <text:p>0.7498627967</text:p>
          </table:table-cell>
          <table:table-cell office:value-type="float" office:value="3896">
            <text:p>3896</text:p>
          </table:table-cell>
          <table:table-cell office:value-type="float" office:value="866">
            <text:p>866</text:p>
          </table:table-cell>
          <table:table-cell office:value-type="float" office:value="8270">
            <text:p>8270</text:p>
          </table:table-cell>
          <table:table-cell office:value-type="float" office:value="25780000">
            <text:p>257800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221018 2225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2085627961729">
            <text:p>0.242085628</text:p>
          </table:table-cell>
          <table:table-cell office:value-type="float" office:value="0.625515401521698">
            <text:p>0.6255154015</text:p>
          </table:table-cell>
          <table:table-cell office:value-type="float" office:value="4304">
            <text:p>4304</text:p>
          </table:table-cell>
          <table:table-cell office:value-type="float" office:value="94">
            <text:p>94</text:p>
          </table:table-cell>
          <table:table-cell office:value-type="float" office:value="9331">
            <text:p>9331</text:p>
          </table:table-cell>
          <table:table-cell office:value-type="float" office:value="25660000">
            <text:p>25660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21018 2310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2799850591018">
            <text:p>0.2427998506</text:p>
          </table:table-cell>
          <table:table-cell office:value-type="float" office:value="0.9809505897088">
            <text:p>0.9809505897</text:p>
          </table:table-cell>
          <table:table-cell office:value-type="float" office:value="6861">
            <text:p>6861</text:p>
          </table:table-cell>
          <table:table-cell office:value-type="float" office:value="556">
            <text:p>556</text:p>
          </table:table-cell>
          <table:table-cell office:value-type="float" office:value="8211">
            <text:p>8211</text:p>
          </table:table-cell>
          <table:table-cell office:value-type="float" office:value="25660000">
            <text:p>25660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221018 2227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4">
            <text:p>34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02535722597968">
            <text:p>0.0302535723</text:p>
          </table:table-cell>
          <table:table-cell office:value-type="float" office:value="0.252814573133364">
            <text:p>0.2528145731</text:p>
          </table:table-cell>
          <table:table-cell office:value-type="float" office:value="2519">
            <text:p>2519</text:p>
          </table:table-cell>
          <table:table-cell office:value-type="float" office:value="1010">
            <text:p>1010</text:p>
          </table:table-cell>
          <table:table-cell office:value-type="float" office:value="9978">
            <text:p>9978</text:p>
          </table:table-cell>
          <table:table-cell office:value-type="float" office:value="25650000">
            <text:p>25650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21018 2237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56800123933429">
            <text:p>0.1568001239</text:p>
          </table:table-cell>
          <table:table-cell office:value-type="float" office:value="0.999184800838245">
            <text:p>0.9991848008</text:p>
          </table:table-cell>
          <table:table-cell office:value-type="float" office:value="4260">
            <text:p>4260</text:p>
          </table:table-cell>
          <table:table-cell office:value-type="float" office:value="1022">
            <text:p>1022</text:p>
          </table:table-cell>
          <table:table-cell office:value-type="float" office:value="8823">
            <text:p>8823</text:p>
          </table:table-cell>
          <table:table-cell office:value-type="float" office:value="25640000">
            <text:p>25640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221018 2220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9840129252465">
            <text:p>0.0998401293</text:p>
          </table:table-cell>
          <table:table-cell office:value-type="float" office:value="0.723285818127915">
            <text:p>0.7232858181</text:p>
          </table:table-cell>
          <table:table-cell office:value-type="float" office:value="3139">
            <text:p>3139</text:p>
          </table:table-cell>
          <table:table-cell office:value-type="float" office:value="255">
            <text:p>255</text:p>
          </table:table-cell>
          <table:table-cell office:value-type="float" office:value="10206">
            <text:p>10206</text:p>
          </table:table-cell>
          <table:table-cell office:value-type="float" office:value="25590000">
            <text:p>25590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21018 2238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6651321408466">
            <text:p>0.2966513214</text:p>
          </table:table-cell>
          <table:table-cell office:value-type="float" office:value="0.68664650281805">
            <text:p>0.6866465028</text:p>
          </table:table-cell>
          <table:table-cell office:value-type="float" office:value="2914">
            <text:p>2914</text:p>
          </table:table-cell>
          <table:table-cell office:value-type="float" office:value="798">
            <text:p>798</text:p>
          </table:table-cell>
          <table:table-cell office:value-type="float" office:value="7688">
            <text:p>7688</text:p>
          </table:table-cell>
          <table:table-cell office:value-type="float" office:value="25590000">
            <text:p>2559000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21018 2249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37633958211378">
            <text:p>0.0937633958</text:p>
          </table:table-cell>
          <table:table-cell office:value-type="float" office:value="0.804813698208463">
            <text:p>0.8048136982</text:p>
          </table:table-cell>
          <table:table-cell office:value-type="float" office:value="2819">
            <text:p>2819</text:p>
          </table:table-cell>
          <table:table-cell office:value-type="float" office:value="295">
            <text:p>295</text:p>
          </table:table-cell>
          <table:table-cell office:value-type="float" office:value="7779">
            <text:p>7779</text:p>
          </table:table-cell>
          <table:table-cell office:value-type="float" office:value="25570000">
            <text:p>255700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21019 0201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2668527830165">
            <text:p>0.0326685278</text:p>
          </table:table-cell>
          <table:table-cell office:value-type="float" office:value="0.726589676115994">
            <text:p>0.7265896761</text:p>
          </table:table-cell>
          <table:table-cell office:value-type="float" office:value="1272">
            <text:p>1272</text:p>
          </table:table-cell>
          <table:table-cell office:value-type="float" office:value="834">
            <text:p>834</text:p>
          </table:table-cell>
          <table:table-cell office:value-type="float" office:value="5432">
            <text:p>5432</text:p>
          </table:table-cell>
          <table:table-cell office:value-type="float" office:value="25540000">
            <text:p>255400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21018 2338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05026619157462">
            <text:p>0.2050266192</text:p>
          </table:table-cell>
          <table:table-cell office:value-type="float" office:value="0.696842244229815">
            <text:p>0.6968422442</text:p>
          </table:table-cell>
          <table:table-cell office:value-type="float" office:value="2472">
            <text:p>2472</text:p>
          </table:table-cell>
          <table:table-cell office:value-type="float" office:value="461">
            <text:p>461</text:p>
          </table:table-cell>
          <table:table-cell office:value-type="float" office:value="8341">
            <text:p>8341</text:p>
          </table:table-cell>
          <table:table-cell office:value-type="float" office:value="25480000">
            <text:p>254800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221018 2220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2676499050745">
            <text:p>0.2267649905</text:p>
          </table:table-cell>
          <table:table-cell office:value-type="float" office:value="0.719052673857659">
            <text:p>0.7190526739</text:p>
          </table:table-cell>
          <table:table-cell office:value-type="float" office:value="4828">
            <text:p>4828</text:p>
          </table:table-cell>
          <table:table-cell office:value-type="float" office:value="376">
            <text:p>376</text:p>
          </table:table-cell>
          <table:table-cell office:value-type="float" office:value="10668">
            <text:p>10668</text:p>
          </table:table-cell>
          <table:table-cell office:value-type="float" office:value="25470000">
            <text:p>2547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21018 2338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65506099713065">
            <text:p>0.2655060997</text:p>
          </table:table-cell>
          <table:table-cell office:value-type="float" office:value="0.830868452429981">
            <text:p>0.8308684524</text:p>
          </table:table-cell>
          <table:table-cell office:value-type="float" office:value="5549">
            <text:p>5549</text:p>
          </table:table-cell>
          <table:table-cell office:value-type="float" office:value="792">
            <text:p>792</text:p>
          </table:table-cell>
          <table:table-cell office:value-type="float" office:value="9394">
            <text:p>9394</text:p>
          </table:table-cell>
          <table:table-cell office:value-type="float" office:value="25460000">
            <text:p>254600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21018 22242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19776174139464">
            <text:p>0.2197761741</text:p>
          </table:table-cell>
          <table:table-cell office:value-type="float" office:value="0.379697397015989">
            <text:p>0.379697397</text:p>
          </table:table-cell>
          <table:table-cell office:value-type="float" office:value="6518">
            <text:p>6518</text:p>
          </table:table-cell>
          <table:table-cell office:value-type="float" office:value="653">
            <text:p>653</text:p>
          </table:table-cell>
          <table:table-cell office:value-type="float" office:value="7923">
            <text:p>7923</text:p>
          </table:table-cell>
          <table:table-cell office:value-type="float" office:value="25440000">
            <text:p>25440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21019 0034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77">
            <text:p>157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62760185776023">
            <text:p>0.0066276019</text:p>
          </table:table-cell>
          <table:table-cell office:value-type="float" office:value="0.381241402475132">
            <text:p>0.3812414025</text:p>
          </table:table-cell>
          <table:table-cell office:value-type="float" office:value="5366">
            <text:p>5366</text:p>
          </table:table-cell>
          <table:table-cell office:value-type="float" office:value="288">
            <text:p>288</text:p>
          </table:table-cell>
          <table:table-cell office:value-type="float" office:value="6988">
            <text:p>6988</text:p>
          </table:table-cell>
          <table:table-cell office:value-type="float" office:value="25390000">
            <text:p>253900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221018 2230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27">
            <text:p>132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6583858904778">
            <text:p>0.0116583859</text:p>
          </table:table-cell>
          <table:table-cell office:value-type="float" office:value="0.99518835500814">
            <text:p>0.995188355</text:p>
          </table:table-cell>
          <table:table-cell office:value-type="float" office:value="7038">
            <text:p>7038</text:p>
          </table:table-cell>
          <table:table-cell office:value-type="float" office:value="928">
            <text:p>928</text:p>
          </table:table-cell>
          <table:table-cell office:value-type="float" office:value="6134">
            <text:p>6134</text:p>
          </table:table-cell>
          <table:table-cell office:value-type="float" office:value="25180000">
            <text:p>2518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21018 2227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88028502411325">
            <text:p>0.0888028502</text:p>
          </table:table-cell>
          <table:table-cell office:value-type="float" office:value="0.842802674891427">
            <text:p>0.8428026749</text:p>
          </table:table-cell>
          <table:table-cell office:value-type="float" office:value="7504">
            <text:p>7504</text:p>
          </table:table-cell>
          <table:table-cell office:value-type="float" office:value="168">
            <text:p>168</text:p>
          </table:table-cell>
          <table:table-cell office:value-type="float" office:value="11979">
            <text:p>11979</text:p>
          </table:table-cell>
          <table:table-cell office:value-type="float" office:value="24930000">
            <text:p>24930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21018 2221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3532827648276">
            <text:p>0.1235328276</text:p>
          </table:table-cell>
          <table:table-cell office:value-type="float" office:value="0.669307016413659">
            <text:p>0.6693070164</text:p>
          </table:table-cell>
          <table:table-cell office:value-type="float" office:value="137">
            <text:p>137</text:p>
          </table:table-cell>
          <table:table-cell office:value-type="float" office:value="531">
            <text:p>531</text:p>
          </table:table-cell>
          <table:table-cell office:value-type="float" office:value="8982">
            <text:p>8982</text:p>
          </table:table-cell>
          <table:table-cell office:value-type="float" office:value="24840000">
            <text:p>2484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21018 2220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82384336770279">
            <text:p>0.1823843368</text:p>
          </table:table-cell>
          <table:table-cell office:value-type="float" office:value="0.5891532068979">
            <text:p>0.5891532069</text:p>
          </table:table-cell>
          <table:table-cell office:value-type="float" office:value="5389">
            <text:p>5389</text:p>
          </table:table-cell>
          <table:table-cell office:value-type="float" office:value="598">
            <text:p>598</text:p>
          </table:table-cell>
          <table:table-cell office:value-type="float" office:value="12259">
            <text:p>12259</text:p>
          </table:table-cell>
          <table:table-cell office:value-type="float" office:value="24370000">
            <text:p>2437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21018 2225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8">
            <text:p>24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6765375988325">
            <text:p>0.0376765376</text:p>
          </table:table-cell>
          <table:table-cell office:value-type="float" office:value="0.461790258930996">
            <text:p>0.4617902589</text:p>
          </table:table-cell>
          <table:table-cell office:value-type="float" office:value="3884">
            <text:p>3884</text:p>
          </table:table-cell>
          <table:table-cell office:value-type="float" office:value="281">
            <text:p>281</text:p>
          </table:table-cell>
          <table:table-cell office:value-type="float" office:value="13178">
            <text:p>13178</text:p>
          </table:table-cell>
          <table:table-cell office:value-type="float" office:value="24290000">
            <text:p>2429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21018 2224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79595653725031">
            <text:p>0.1795956537</text:p>
          </table:table-cell>
          <table:table-cell office:value-type="float" office:value="0.945435672607273">
            <text:p>0.9454356726</text:p>
          </table:table-cell>
          <table:table-cell office:value-type="float" office:value="1265">
            <text:p>1265</text:p>
          </table:table-cell>
          <table:table-cell office:value-type="float" office:value="136">
            <text:p>136</text:p>
          </table:table-cell>
          <table:table-cell office:value-type="float" office:value="5830">
            <text:p>5830</text:p>
          </table:table-cell>
          <table:table-cell office:value-type="float" office:value="24260000">
            <text:p>2426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21019 0155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3">
            <text:p>1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1648550574913">
            <text:p>0.0416485506</text:p>
          </table:table-cell>
          <table:table-cell office:value-type="float" office:value="0.403584796462045">
            <text:p>0.403584796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7315">
            <text:p>7315</text:p>
          </table:table-cell>
          <table:table-cell office:value-type="float" office:value="24090000">
            <text:p>240900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221018 2223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7964977533498">
            <text:p>0.1179649775</text:p>
          </table:table-cell>
          <table:table-cell office:value-type="float" office:value="0.427896328726783">
            <text:p>0.4278963287</text:p>
          </table:table-cell>
          <table:table-cell office:value-type="float" office:value="4772">
            <text:p>4772</text:p>
          </table:table-cell>
          <table:table-cell office:value-type="float" office:value="860">
            <text:p>860</text:p>
          </table:table-cell>
          <table:table-cell office:value-type="float" office:value="5193">
            <text:p>5193</text:p>
          </table:table-cell>
          <table:table-cell office:value-type="float" office:value="23860000">
            <text:p>23860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21018 2222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0234798372374">
            <text:p>0.2702347984</text:p>
          </table:table-cell>
          <table:table-cell office:value-type="float" office:value="0.334294350966811">
            <text:p>0.334294351</text:p>
          </table:table-cell>
          <table:table-cell office:value-type="float" office:value="1145">
            <text:p>1145</text:p>
          </table:table-cell>
          <table:table-cell office:value-type="float" office:value="796">
            <text:p>796</text:p>
          </table:table-cell>
          <table:table-cell office:value-type="float" office:value="11118">
            <text:p>11118</text:p>
          </table:table-cell>
          <table:table-cell office:value-type="float" office:value="23610000">
            <text:p>23610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21018 2232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949900582165">
            <text:p>0.1394990058</text:p>
          </table:table-cell>
          <table:table-cell office:value-type="float" office:value="0.28863959540613">
            <text:p>0.2886395954</text:p>
          </table:table-cell>
          <table:table-cell office:value-type="float" office:value="7893">
            <text:p>7893</text:p>
          </table:table-cell>
          <table:table-cell office:value-type="float" office:value="430">
            <text:p>430</text:p>
          </table:table-cell>
          <table:table-cell office:value-type="float" office:value="12831">
            <text:p>12831</text:p>
          </table:table-cell>
          <table:table-cell office:value-type="float" office:value="23460000">
            <text:p>234600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21018 22254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6901581451995">
            <text:p>0.2769015815</text:p>
          </table:table-cell>
          <table:table-cell office:value-type="float" office:value="0.219542958540842">
            <text:p>0.2195429585</text:p>
          </table:table-cell>
          <table:table-cell office:value-type="float" office:value="6373">
            <text:p>6373</text:p>
          </table:table-cell>
          <table:table-cell office:value-type="float" office:value="910">
            <text:p>910</text:p>
          </table:table-cell>
          <table:table-cell office:value-type="float" office:value="13830">
            <text:p>13830</text:p>
          </table:table-cell>
          <table:table-cell office:value-type="float" office:value="22740000">
            <text:p>22740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21018 2223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3558102366514">
            <text:p>0.2935581024</text:p>
          </table:table-cell>
          <table:table-cell office:value-type="float" office:value="0.761193333761767">
            <text:p>0.7611933338</text:p>
          </table:table-cell>
          <table:table-cell office:value-type="float" office:value="1702">
            <text:p>1702</text:p>
          </table:table-cell>
          <table:table-cell office:value-type="float" office:value="693">
            <text:p>693</text:p>
          </table:table-cell>
          <table:table-cell office:value-type="float" office:value="14226">
            <text:p>14226</text:p>
          </table:table-cell>
          <table:table-cell office:value-type="float" office:value="21550000">
            <text:p>21550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21018 2231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5725580684474">
            <text:p>0.1572558068</text:p>
          </table:table-cell>
          <table:table-cell office:value-type="float" office:value="0.50254293506965">
            <text:p>0.5025429351</text:p>
          </table:table-cell>
          <table:table-cell office:value-type="float" office:value="673">
            <text:p>673</text:p>
          </table:table-cell>
          <table:table-cell office:value-type="float" office:value="348">
            <text:p>348</text:p>
          </table:table-cell>
          <table:table-cell office:value-type="float" office:value="14841">
            <text:p>14841</text:p>
          </table:table-cell>
          <table:table-cell office:value-type="float" office:value="20960000">
            <text:p>20960000</text:p>
          </table:table-cell>
          <table:table-cell office:value-type="float" office:value="17">
            <text:p>17</text:p>
          </table:table-cell>
        </table:table-row>
      </table:table>
      <table:database-ranges>
        <table:database-range table:target-range-address="Sheet1.A2:Sheet1.V121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0/19/2022</text:date>, <text:time>01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9T01:41:42.55</dc:date>
    <dc:creator>Gabriel Scoccola</dc:creator>
    <meta:document-statistic meta:table-count="1" meta:cell-count="2662" meta:object-count="0"/>
    <meta:generator>OpenOffice/4.1.7$Win32 OpenOffice.org_project/417m1$Build-9800</meta:generator>
  </office:meta>
</office:document-meta>
</file>